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Index.Instantiate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setDocumentsByNumber( InstantiatedDocument [ ] documentsBy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findTerm( String field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tiatedIndex.InstantiatedIndex( IndexReader sourceIndex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Deleted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setNormsByFieldNameAndDocumentNumber( Map &lt; String , byte [ ] &gt; normsByFieldNameAndDocumen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indexWriterFactory(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indexRe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Field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DocumentsBy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findTerm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InstantiatedIndex( IndexReader sourceIndexReader , Set &lt; String &gt; field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InstantiatedIndex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setOrderedTerms( InstantiatedTerm [ ] ordered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TermsByFieldA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NormsByFieldNameAndDocumen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getOrdered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Index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